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87.51181102362204pt" style:use-optimal-column-width="tru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6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30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4</text:p>
          </table:table-cell>
          <table:table-cell table:style-name="ACE-0" office:value-type="float" office:value="56.619999999999997">
            <text:p>56.62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4790">
            <text:p>47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5">
            <text:p>18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29</text:p>
          </table:table-cell>
          <table:table-cell table:style-name="ACE-0" office:value-type="float" office:value="56.899999999999999">
            <text:p>56.9</text:p>
          </table:table-cell>
          <table:table-cell table:style-name="ACE-0" office:value-type="float" office:value="-76.510000000000005">
            <text:p>−76.51</text:p>
          </table:table-cell>
          <table:table-cell table:style-name="ACE-0" office:value-type="float" office:value="5350">
            <text:p>53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622</text:p>
          </table:table-cell>
          <table:table-cell table:style-name="ACE-0" office:value-type="float" office:value="56.899999999999999">
            <text:p>56.9</text:p>
          </table:table-cell>
          <table:table-cell table:style-name="ACE-0" office:value-type="float" office:value="-76.510000000000005">
            <text:p>−76.51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3</text:p>
          </table:table-cell>
          <table:table-cell table:style-name="ACE-0" office:value-type="float" office:value="56.619999999999997">
            <text:p>56.62</text:p>
          </table:table-cell>
          <table:table-cell table:style-name="ACE-0" office:value-type="float" office:value="-76.400000000000006">
            <text:p>−76.4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39">
            <text:p>239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5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680">
            <text:p>56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336</text:p>
          </table:table-cell>
          <table:table-cell table:style-name="ACE-0" office:value-type="float" office:value="56.609999999999999">
            <text:p>56.61</text:p>
          </table:table-cell>
          <table:table-cell table:style-name="ACE-0" office:value-type="float" office:value="-76.120000000000005">
            <text:p>−76.12</text:p>
          </table:table-cell>
          <table:table-cell table:style-name="ACE-0" office:value-type="float" office:value="5690">
            <text:p>56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6">
            <text:p>186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593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09999999999999">
            <text:p>−77.61</text:p>
          </table:table-cell>
          <table:table-cell table:style-name="ACE-0" office:value-type="float" office:value="4340">
            <text:p>434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plant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SaulnierTalbotReinard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7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nd mytilus edulis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53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1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9">
            <text:p>13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5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arine shells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80">
            <text:p>69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1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22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1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2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1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6">
            <text:p>14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1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table:formula="of:=IF([.H1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4">
            <text:p>10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155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6">
            <text:p>14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1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shells</text:p>
          </table:table-cell>
          <table:table-cell table:style-name="ACE-0" table:formula="of:=IF([.H1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8">
            <text:p>10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21552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arine shells</text:p>
          </table:table-cell>
          <table:table-cell table:style-name="ACE-0" table:formula="of:=IF([.H1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54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4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530">
            <text:p>6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arine shells</text:p>
          </table:table-cell>
          <table:table-cell table:style-name="ACE-0" table:formula="of:=IF([.H2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710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450">
            <text:p>64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arine shells</text:p>
          </table:table-cell>
          <table:table-cell table:style-name="ACE-0" table:formula="of:=IF([.H2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409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arine shells</text:p>
          </table:table-cell>
          <table:table-cell table:style-name="ACE-0" table:formula="of:=IF([.H2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9">
            <text:p>109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40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3131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70">
            <text:p>17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5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5730">
            <text:p>57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1">
            <text:p>51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904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630">
            <text:p>46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i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87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190">
            <text:p>41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aleosoi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36">
            <text:p>136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36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60">
            <text:p>4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528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-76.340000000000003">
            <text:p>−76.34</text:p>
          </table:table-cell>
          <table:table-cell table:style-name="ACE-0" office:value-type="float" office:value="440">
            <text:p>4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drift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string">
            <text:p>LajeunesseAllard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67522</text:p>
          </table:table-cell>
          <table:table-cell table:style-name="ACE-0" office:value-type="float" office:value="55.270000000000003">
            <text:p>55.27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2.8">
            <text:p>102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marr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CIAMS-67523</text:p>
          </table:table-cell>
          <table:table-cell table:style-name="ACE-0" office:value-type="float" office:value="55.270000000000003">
            <text:p>55.27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02.59999999999999">
            <text:p>102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marr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87</text:p>
          </table:table-cell>
          <table:table-cell table:style-name="ACE-0" office:value-type="float" office:value="56.280000000000001">
            <text:p>56.28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</text:p>
          </table:table-cell>
          <table:table-cell table:style-name="ACE-0" table:formula="of:=IF([.H3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8.19999999999999">
            <text:p>138.2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725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390">
            <text:p>6390</text:p>
          </table:table-cell>
          <table:table-cell table:style-name="ACE-0" office:value-type="float" office:value="155">
            <text:p>155</text:p>
          </table:table-cell>
          <table:table-cell table:style-name="ACE-0" office:value-type="string">
            <text:p>hiatella arctica</text:p>
          </table:table-cell>
          <table:table-cell table:style-name="ACE-0" table:formula="of:=IF([.H3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3">
            <text:p>153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364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3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.30000000000001">
            <text:p>152.3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4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6625">
            <text:p>66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rine shells</text:p>
          </table:table-cell>
          <table:table-cell table:style-name="ACE-0" table:formula="of:=IF([.H3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61</text:p>
          </table:table-cell>
          <table:table-cell table:style-name="ACE-0" office:value-type="float" office:value="56.270000000000003">
            <text:p>56.27</text:p>
          </table:table-cell>
          <table:table-cell table:style-name="ACE-0" office:value-type="float" office:value="-76.5">
            <text:p>−76.5</text:p>
          </table:table-cell>
          <table:table-cell table:style-name="ACE-0" office:value-type="float" office:value="6820">
            <text:p>682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3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0.19999999999999">
            <text:p>170.2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1238</text:p>
          </table:table-cell>
          <table:table-cell table:style-name="ACE-0" office:value-type="float" office:value="56.240000000000002">
            <text:p>56.24</text:p>
          </table:table-cell>
          <table:table-cell table:style-name="ACE-0" office:value-type="float" office:value="-76.469999999999999">
            <text:p>−76.47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hiatella arctica</text:p>
          </table:table-cell>
          <table:table-cell table:style-name="ACE-0" table:formula="of:=IF([.H3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75">
            <text:p>17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10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130">
            <text:p>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1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.0999999999999996">
            <text:p>9.1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64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890">
            <text:p>8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4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6">
            <text:p>11.6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4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180">
            <text:p>21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4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WalcottCraig197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129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2430">
            <text:p>24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4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300000000000001">
            <text:p>27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348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4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2.299999999999997">
            <text:p>42.3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float" office:value="4.5999999999999996">
            <text:p>4.6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070</text:p>
          </table:table-cell>
          <table:table-cell table:style-name="ACE-0" office:value-type="float" office:value="55.579999999999998">
            <text:p>55.58</text:p>
          </table:table-cell>
          <table:table-cell table:style-name="ACE-0" office:value-type="float" office:value="-77.299999999999997">
            <text:p>−77.3</text:p>
          </table:table-cell>
          <table:table-cell table:style-name="ACE-0" office:value-type="float" office:value="3720">
            <text:p>37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4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6.299999999999997">
            <text:p>56.3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8909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6080">
            <text:p>608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49.5">
            <text:p>149.5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string">
            <text:p>Cayer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TO-7594</text:p>
          </table:table-cell>
          <table:table-cell table:style-name="ACE-0" office:value-type="float" office:value="55.329999999999998">
            <text:p>55.33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4640">
            <text:p>46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branch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SaulnierTalbotReinard200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8</text:p>
          </table:table-cell>
          <table:table-cell table:style-name="ACE-0" office:value-type="float" office:value="55.409999999999997">
            <text:p>55.41</text:p>
          </table:table-cell>
          <table:table-cell table:style-name="ACE-0" office:value-type="float" office:value="-77.640000000000001">
            <text:p>−77.64</text:p>
          </table:table-cell>
          <table:table-cell table:style-name="ACE-0" office:value-type="float" office:value="120">
            <text:p>1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7.5999999999999996">
            <text:p>7.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7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720">
            <text:p>7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5">
            <text:p>8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1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580">
            <text:p>5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table:formula="of:=IF([.H5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1.5">
            <text:p>11.5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6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490">
            <text:p>14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5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6">
            <text:p>15.6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5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5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100000000000001">
            <text:p>17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4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1760">
            <text:p>17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5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.699999999999999">
            <text:p>18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2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2">
            <text:p>2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0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26">
            <text:p>2026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.600000000000001">
            <text:p>25.6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3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199999999999999">
            <text:p>20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8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230">
            <text:p>22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8.199999999999999">
            <text:p>28.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101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4.899999999999999">
            <text:p>24.9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9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430">
            <text:p>24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5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7.199999999999999">
            <text:p>27.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97</text:p>
          </table:table-cell>
          <table:table-cell table:style-name="ACE-0" office:value-type="float" office:value="55.359999999999999">
            <text:p>55.36</text:p>
          </table:table-cell>
          <table:table-cell table:style-name="ACE-0" office:value-type="float" office:value="-77.620000000000005">
            <text:p>−77.62</text:p>
          </table:table-cell>
          <table:table-cell table:style-name="ACE-0" office:value-type="float" office:value="2470">
            <text:p>24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</text:p>
          </table:table-cell>
          <table:table-cell table:style-name="ACE-0" table:formula="of:=IF([.H6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9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480">
            <text:p>4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000000000000002">
            <text:p>4.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8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670">
            <text:p>67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6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">
            <text:p>3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4">
            <text:p>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2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table:formula="of:=IF([.H6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8">
            <text:p>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7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1830">
            <text:p>18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5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410">
            <text:p>24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6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800000000000001">
            <text:p>29.8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6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510">
            <text:p>25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6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300000000000001">
            <text:p>30.3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88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2860">
            <text:p>28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6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2.600000000000001">
            <text:p>32.6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float" office:value="4.4000000000000004">
            <text:p>4.4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0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tilus edulis shell</text:p>
          </table:table-cell>
          <table:table-cell table:style-name="ACE-0" table:formula="of:=IF([.H6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0.600000000000001">
            <text:p>50.6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94</text:p>
          </table:table-cell>
          <table:table-cell table:style-name="ACE-0" office:value-type="float" office:value="55.630000000000003">
            <text:p>55.63</text:p>
          </table:table-cell>
          <table:table-cell table:style-name="ACE-0" office:value-type="float" office:value="-77.129999999999995">
            <text:p>−77.13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6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65">
            <text:p>6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6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50">
            <text:p>1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5.5">
            <text:p>5.5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9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60">
            <text:p>1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4.7999999999999998">
            <text:p>4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8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7999999999999998">
            <text:p>6.8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5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350">
            <text:p>35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.2999999999999998">
            <text:p>6.3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20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400">
            <text:p>4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8.9000000000000004">
            <text:p>8.9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4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360">
            <text:p>136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shells</text:p>
          </table:table-cell>
          <table:table-cell table:style-name="ACE-0" table:formula="of:=IF([.H7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7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1680">
            <text:p>1680</text:p>
          </table:table-cell>
          <table:table-cell table:style-name="ACE-0" office:value-type="float" office:value="390">
            <text:p>390</text:p>
          </table:table-cell>
          <table:table-cell table:style-name="ACE-0" office:value-type="string">
            <text:p>shells</text:p>
          </table:table-cell>
          <table:table-cell table:style-name="ACE-0" table:formula="of:=IF([.H7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9.699999999999999">
            <text:p>19.7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float" office:value="4.2000000000000002">
            <text:p>4.2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5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2560">
            <text:p>256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table:formula="of:=IF([.H7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.4">
            <text:p>10.4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3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2780">
            <text:p>278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hells</text:p>
          </table:table-cell>
          <table:table-cell table:style-name="ACE-0" table:formula="of:=IF([.H7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U-1082</text:p>
          </table:table-cell>
          <table:table-cell table:style-name="ACE-0" office:value-type="float" office:value="55.469999999999999">
            <text:p>55.47</text:p>
          </table:table-cell>
          <table:table-cell table:style-name="ACE-0" office:value-type="float" office:value="-77.5">
            <text:p>−77.5</text:p>
          </table:table-cell>
          <table:table-cell table:style-name="ACE-0" office:value-type="float" office:value="3160">
            <text:p>3160</text:p>
          </table:table-cell>
          <table:table-cell table:style-name="ACE-0" office:value-type="float" office:value="360">
            <text:p>360</text:p>
          </table:table-cell>
          <table:table-cell table:style-name="ACE-0" office:value-type="string">
            <text:p>shells</text:p>
          </table:table-cell>
          <table:table-cell table:style-name="ACE-0" table:formula="of:=IF([.H7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9.199999999999999">
            <text:p>19.2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AllardTremblay1983a,AllardTremblay1983b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7</text:p>
          </table:table-cell>
          <table:table-cell table:style-name="ACE-0" office:value-type="float" office:value="55.979999999999997">
            <text:p>55.98</text:p>
          </table:table-cell>
          <table:table-cell table:style-name="ACE-0" office:value-type="float" office:value="-76.75">
            <text:p>−76.75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47">
            <text:p>47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float" office:value="2.3999999999999999">
            <text:p>2.4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95</text:p>
          </table:table-cell>
          <table:table-cell table:style-name="ACE-0" office:value-type="float" office:value="55.979999999999997">
            <text:p>55.98</text:p>
          </table:table-cell>
          <table:table-cell table:style-name="ACE-0" office:value-type="float" office:value="-76.75">
            <text:p>−76.75</text:p>
          </table:table-cell>
          <table:table-cell table:style-name="ACE-0" office:value-type="float" office:value="6420">
            <text:p>6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hiatella arctica</text:p>
          </table:table-cell>
          <table:table-cell table:style-name="ACE-0" table:formula="of:=IF([.H8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Etal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567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3280">
            <text:p>32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62">
            <text:p>62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Plumet1974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2432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39999999999995">
            <text:p>−77.74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90">
            <text:p>9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owdonBlake198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11730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80000000000001">
            <text:p>−77.78</text:p>
          </table:table-cell>
          <table:table-cell table:style-name="ACE-0" office:value-type="float" office:value="2375">
            <text:p>2375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harcoal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8367</text:p>
          </table:table-cell>
          <table:table-cell table:style-name="ACE-0" office:value-type="float" office:value="55.280000000000001">
            <text:p>55.28</text:p>
          </table:table-cell>
          <table:table-cell table:style-name="ACE-0" office:value-type="float" office:value="-77.780000000000001">
            <text:p>−77.78</text:p>
          </table:table-cell>
          <table:table-cell table:style-name="ACE-0" office:value-type="float" office:value="2630">
            <text:p>26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HillaireMarcel197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863</text:p>
          </table:table-cell>
          <table:table-cell table:style-name="ACE-0" office:value-type="float" office:value="56.530000000000001">
            <text:p>56.53</text:p>
          </table:table-cell>
          <table:table-cell table:style-name="ACE-0" office:value-type="float" office:value="-76.180000000000007">
            <text:p>−76.18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hells</text:p>
          </table:table-cell>
          <table:table-cell table:style-name="ACE-0" table:formula="of:=IF([.H8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5">
            <text:p>95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1.5">
            <text:p>1.5</text:p>
          </table:table-cell>
          <table:table-cell table:style-name="ACE-0" office:value-type="string">
            <text:p>AllardSeguin1985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95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6869">
            <text:p>6869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</text:p>
          </table:table-cell>
          <table:table-cell table:style-name="ACE-0" table:formula="of:=IF([.H8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5">
            <text:p>13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83296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6890">
            <text:p>6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hells</text:p>
          </table:table-cell>
          <table:table-cell table:style-name="ACE-0" table:formula="of:=IF([.H8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5">
            <text:p>145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2720</text:p>
          </table:table-cell>
          <table:table-cell table:style-name="ACE-0" office:value-type="float" office:value="56.189999999999998">
            <text:p>56.19</text:p>
          </table:table-cell>
          <table:table-cell table:style-name="ACE-0" office:value-type="float" office:value="-75.829999999999998">
            <text:p>−75.83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hiatella arctica</text:p>
          </table:table-cell>
          <table:table-cell table:style-name="ACE-0" table:formula="of:=IF([.H8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56">
            <text:p>15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string">
            <text:p>LavoieEtal201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5755</text:p>
          </table:table-cell>
          <table:table-cell table:style-name="ACE-0" office:value-type="float" office:value="56.560000000000002">
            <text:p>56.56</text:p>
          </table:table-cell>
          <table:table-cell table:style-name="ACE-0" office:value-type="float" office:value="-76.480000000000004">
            <text:p>−76.48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mytilus edulis</text:p>
          </table:table-cell>
          <table:table-cell table:style-name="ACE-0" table:formula="of:=IF([.H9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5">
            <text:p>205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float" office:value="3.1000000000000001">
            <text:p>3.1</text:p>
          </table:table-cell>
          <table:table-cell table:style-name="ACE-0" office:value-type="string">
            <text:p>McNeely2006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44775</text:p>
          </table:table-cell>
          <table:table-cell table:style-name="ACE-0" office:value-type="float" office:value="57.119999999999997">
            <text:p>57.12</text:p>
          </table:table-cell>
          <table:table-cell table:style-name="ACE-0" office:value-type="float" office:value="-76.379999999999995">
            <text:p>−76.38</text:p>
          </table:table-cell>
          <table:table-cell table:style-name="ACE-0" office:value-type="float" office:value="7010">
            <text:p>7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gyttj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GajewskiGarralla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69</text:p>
          </table:table-cell>
          <table:table-cell table:style-name="ACE-0" office:value-type="float" office:value="57.469999999999999">
            <text:p>57.47</text:p>
          </table:table-cell>
          <table:table-cell table:style-name="ACE-0" office:value-type="float" office:value="-76.680000000000007">
            <text:p>−76.68</text:p>
          </table:table-cell>
          <table:table-cell table:style-name="ACE-0" office:value-type="float" office:value="1110">
            <text:p>111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0.399999999999999">
            <text:p>30.4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float" office:value="1.6000000000000001">
            <text:p>1.6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8177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-76.819999999999993">
            <text:p>−76.82</text:p>
          </table:table-cell>
          <table:table-cell table:style-name="ACE-0" office:value-type="float" office:value="1820">
            <text:p>18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.399999999999999">
            <text:p>20.4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02</text:p>
          </table:table-cell>
          <table:table-cell table:style-name="ACE-0" office:value-type="float" office:value="57.600000000000001">
            <text:p>57.6</text:p>
          </table:table-cell>
          <table:table-cell table:style-name="ACE-0" office:value-type="float" office:value="-76.25">
            <text:p>−76.25</text:p>
          </table:table-cell>
          <table:table-cell table:style-name="ACE-0" office:value-type="float" office:value="6210">
            <text:p>62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hells</text:p>
          </table:table-cell>
          <table:table-cell table:style-name="ACE-0" table:formula="of:=IF([.H9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0.40000000000001">
            <text:p>140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Umiujaq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1237</text:p>
          </table:table-cell>
          <table:table-cell table:style-name="ACE-0" office:value-type="float" office:value="57.600000000000001">
            <text:p>57.6</text:p>
          </table:table-cell>
          <table:table-cell table:style-name="ACE-0" office:value-type="float" office:value="-76.25">
            <text:p>−76.25</text:p>
          </table:table-cell>
          <table:table-cell table:style-name="ACE-0" office:value-type="float" office:value="4920">
            <text:p>49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12.40000000000001">
            <text:p>112.4</text:p>
          </table:table-cell>
          <table:table-cell table:style-name="ACE-0" office:value-type="float" office:value="2.5">
            <text:p>2.5</text:p>
          </table:table-cell>
          <table:table-cell table:style-name="ACE-0" office:value-type="float" office:value="2.5">
            <text:p>2.5</text:p>
          </table:table-cell>
          <table:table-cell table:style-name="ACE-0" office:value-type="string">
            <text:p>FilionEtal1991,VacchiEtal2018</text:p>
          </table:table-cell>
          <table:table-cell table:number-columns-repeated="240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9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40:3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